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4.023cm"/>
    </style:style>
    <style:style style:name="Tabela3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B3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12" style:family="table-cell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4.023cm"/>
    </style:style>
    <style:style style:name="Tabela4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B3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12" style:family="table-cell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4.023cm"/>
    </style:style>
    <style:style style:name="Tabela5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style:vertical-align="middle"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B3" style:family="table-cell">
      <style:table-cell-properties style:vertical-align="middle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1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8" style:family="paragraph" style:parent-style-name="Standard">
      <style:paragraph-properties fo:line-height="150%"/>
    </style:style>
    <style:style style:name="P19" style:family="paragraph" style:parent-style-name="Standard" style:list-style-name="L13">
      <style:paragraph-properties fo:margin-top="0cm" fo:margin-bottom="0cm" fo:line-height="150%" fo:text-align="justify" style:justify-single-word="false" fo:orphans="0" fo:widows="0" fo:hyphenation-ladder-count="no-limit" style:snap-to-layout-grid="false">
        <style:tab-stops>
          <style:tab-stop style:position="0cm"/>
          <style:tab-stop style:position="0.046cm"/>
        </style:tab-stops>
      </style:paragraph-properties>
      <style:text-properties style:font-name="Arial" fo:font-size="9pt" style:font-size-asian="9pt" style:font-size-complex="9pt" fo:hyphenate="false" fo:hyphenation-remain-char-count="2" fo:hyphenation-push-char-count="2"/>
    </style:style>
    <style:style style:name="P20" style:family="paragraph" style:parent-style-name="Standard" style:list-style-name="L21">
      <style:paragraph-properties fo:margin-top="0cm" fo:margin-bottom="0cm" fo:line-height="150%" fo:text-align="justify" style:justify-single-word="false" fo:orphans="0" fo:widows="0" fo:hyphenation-ladder-count="no-limit" style:snap-to-layout-grid="false">
        <style:tab-stops>
          <style:tab-stop style:position="0cm"/>
          <style:tab-stop style:position="0.046cm"/>
        </style:tab-stops>
      </style:paragraph-properties>
      <style:text-properties style:font-name="Arial" fo:font-size="9pt" style:font-size-asian="9pt" style:font-size-complex="9pt" fo:hyphenate="false" fo:hyphenation-remain-char-count="2" fo:hyphenation-push-char-count="2"/>
    </style:style>
    <style:style style:name="P21" style:family="paragraph" style:parent-style-name="Standard" style:list-style-name="L24">
      <style:paragraph-properties fo:margin-top="0cm" fo:margin-bottom="0cm" fo:line-height="150%" fo:text-align="justify" style:justify-single-word="false" fo:orphans="0" fo:widows="0" fo:hyphenation-ladder-count="no-limit" style:snap-to-layout-grid="false">
        <style:tab-stops>
          <style:tab-stop style:position="0.046cm"/>
        </style:tab-stops>
      </style:paragraph-properties>
      <style:text-properties style:font-name="Arial" fo:font-size="9pt" style:font-size-asian="9pt" style:font-size-complex="9pt" fo:hyphenate="false" fo:hyphenation-remain-char-count="2" fo:hyphenation-push-char-count="2"/>
    </style:style>
    <style:style style:name="P22" style:family="paragraph" style:parent-style-name="Standard" style:list-style-name="L14">
      <style:paragraph-properties fo:margin-top="0cm" fo:margin-bottom="0cm" fo:line-height="150%"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 style:list-style-name="L17">
      <style:paragraph-properties fo:margin-top="0cm" fo:margin-bottom="0cm" fo:line-height="150%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 style:list-style-name="L25">
      <style:paragraph-properties fo:margin-top="0cm" fo:margin-bottom="0cm" fo:line-height="150%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 style:list-style-name="L14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/>
    </style:style>
    <style:style style:name="P26" style:family="paragraph" style:parent-style-name="Standard" style:list-style-name="L18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/>
    </style:style>
    <style:style style:name="P27" style:family="paragraph" style:parent-style-name="Standard" style:list-style-name="L22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/>
    </style:style>
    <style:style style:name="P28" style:family="paragraph" style:parent-style-name="Standard" style:list-style-name="L26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/>
    </style:style>
    <style:style style:name="P29" style:family="paragraph" style:parent-style-name="Standard" style:list-style-name="L15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 style:language-complex="pt" style:country-complex="BR"/>
    </style:style>
    <style:style style:name="P30" style:family="paragraph" style:parent-style-name="Standard" style:list-style-name="L23">
      <style:paragraph-properties fo:margin-top="0cm" fo:margin-bottom="0cm" fo:line-height="150%" style:snap-to-layout-grid="false"/>
      <style:text-properties fo:color="#000000" style:font-name="Arial" fo:font-size="9pt" style:font-size-asian="9pt" style:font-name-complex="Arial" style:font-size-complex="9pt" style:language-complex="pt" style:country-complex="BR"/>
    </style:style>
    <style:style style:name="P31" style:family="paragraph" style:parent-style-name="Standard" style:list-style-name="L11">
      <style:paragraph-properties fo:margin-top="0cm" fo:margin-bottom="0cm" fo:line-height="150%" fo:text-align="justify" style:justify-single-word="false" fo:orphans="0" fo:widows="0" fo:hyphenation-ladder-count="no-limit" style:snap-to-layout-grid="false" style:writing-mode="lr-tb">
        <style:tab-stops>
          <style:tab-stop style:position="0.635cm"/>
          <style:tab-stop style:position="1.129cm"/>
        </style:tab-stops>
      </style:paragraph-properties>
      <style:text-properties fo:color="#000000" style:font-name="Arial" fo:font-size="9pt" style:font-size-asian="9pt" style:font-name-complex="Arial" style:font-size-complex="9pt" style:language-complex="pt" style:country-complex="BR" style:font-style-complex="italic" fo:hyphenate="false" fo:hyphenation-remain-char-count="2" fo:hyphenation-push-char-count="2"/>
    </style:style>
    <style:style style:name="P32" style:family="paragraph" style:parent-style-name="Standard" style:list-style-name="L11">
      <style:paragraph-properties fo:margin-top="0cm" fo:margin-bottom="0cm" fo:line-height="150%" fo:text-align="justify" style:justify-single-word="false" fo:orphans="0" fo:widows="0" fo:hyphenation-ladder-count="no-limit" style:snap-to-layout-grid="false" style:writing-mode="lr-tb">
        <style:tab-stops>
          <style:tab-stop style:position="0.635cm"/>
          <style:tab-stop style:position="1.129cm"/>
        </style:tab-stops>
      </style:paragraph-properties>
      <style:text-properties style:font-name="Arial" fo:font-size="9pt" style:font-size-asian="9pt" style:font-size-complex="9pt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37cm" fo:line-height="150%" fo:text-align="justify" style:justify-single-word="false"/>
    </style:style>
    <style:style style:name="P34" style:family="paragraph" style:parent-style-name="Standard" style:list-style-name="L1">
      <style:paragraph-properties fo:margin-top="0cm" fo:margin-bottom="0.37cm" fo:line-height="150%" fo:text-align="justify" style:justify-single-word="false"/>
    </style:style>
    <style:style style:name="P35" style:family="paragraph" style:parent-style-name="Standard" style:list-style-name="L12">
      <style:paragraph-properties fo:margin-top="0.03cm" fo:margin-bottom="0cm" fo:line-height="150%" fo:text-align="justify" style:justify-single-word="false" fo:orphans="0" fo:widows="0" style:text-autospace="none" style:snap-to-layout-grid="false" style:writing-mode="lr-tb">
        <style:tab-stops>
          <style:tab-stop style:position="0.672cm"/>
          <style:tab-stop style:position="5.927cm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36" style:family="paragraph" style:parent-style-name="Standard" style:list-style-name="L20">
      <style:paragraph-properties fo:margin-top="0.03cm" fo:margin-bottom="0cm" fo:line-height="150%" fo:text-align="justify" style:justify-single-word="false" fo:orphans="0" fo:widows="0" style:text-autospace="none" style:snap-to-layout-grid="false" style:writing-mode="lr-tb">
        <style:tab-stops>
          <style:tab-stop style:position="0.035cm"/>
          <style:tab-stop style:position="0.672cm"/>
          <style:tab-stop style:position="5.927cm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37" style:family="paragraph" style:parent-style-name="Standard" style:list-style-name="L12">
      <style:paragraph-properties fo:margin-top="0.03cm" fo:margin-bottom="0cm" fo:line-height="150%" fo:text-align="justify" style:justify-single-word="false" fo:orphans="0" fo:widows="0" style:text-autospace="none" style:snap-to-layout-grid="false" style:writing-mode="lr-tb">
        <style:tab-stops>
          <style:tab-stop style:position="0.672cm"/>
          <style:tab-stop style:position="5.927cm"/>
        </style:tab-stops>
      </style:paragraph-properties>
      <style:text-properties style:font-name="Arial" fo:font-size="9pt" style:font-size-asian="9pt" style:font-size-complex="9pt"/>
    </style:style>
    <style:style style:name="P38" style:family="paragraph" style:parent-style-name="Text_20_body" style:list-style-name="L11">
      <style:paragraph-properties fo:margin-top="0cm" fo:margin-bottom="0cm" fo:line-height="100%" fo:text-align="justify" style:justify-single-word="false" fo:orphans="2" fo:widows="2" style:writing-mode="lr-tb"/>
    </style:style>
    <style:style style:name="P39" style:family="paragraph" style:parent-style-name="Text_20_body" style:list-style-name="L10">
      <style:paragraph-properties fo:margin-top="0cm" fo:margin-bottom="0cm" fo:line-height="100%" fo:text-align="justify" style:justify-single-word="false" fo:orphans="2" fo:widows="2" style:writing-mode="lr-tb"/>
    </style:style>
    <style:style style:name="P40" style:family="paragraph" style:parent-style-name="Heading_20_1">
      <style:paragraph-properties fo:line-height="150%"/>
    </style:style>
    <style:style style:name="P41" style:family="paragraph" style:parent-style-name="Heading_20_2">
      <style:paragraph-properties fo:line-height="150%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44" style:family="paragraph" style:parent-style-name="Table_20_Contents">
      <style:text-properties style:font-name="Arial" fo:font-size="9pt" style:font-size-asian="9pt" style:font-size-complex="9pt"/>
    </style:style>
    <style:style style:name="P45" style:family="paragraph" style:parent-style-name="Table_20_Contents" style:list-style-name="L3">
      <style:text-properties style:font-name="Arial" fo:font-size="9pt" style:font-size-asian="9pt" style:font-size-complex="9pt"/>
    </style:style>
    <style:style style:name="P46" style:family="paragraph" style:parent-style-name="Table_20_Contents" style:list-style-name="L4">
      <style:text-properties style:font-name="Arial" fo:font-size="9pt" style:font-size-asian="9pt" style:font-size-complex="9pt"/>
    </style:style>
    <style:style style:name="P47" style:family="paragraph" style:parent-style-name="Table_20_Contents" style:list-style-name="L5">
      <style:text-properties style:font-name="Arial" fo:font-size="9pt" style:font-size-asian="9pt" style:font-size-complex="9pt"/>
    </style:style>
    <style:style style:name="P48" style:family="paragraph" style:parent-style-name="Table_20_Contents" style:list-style-name="L6">
      <style:text-properties style:font-name="Arial" fo:font-size="9pt" style:font-size-asian="9pt" style:font-size-complex="9pt"/>
    </style:style>
    <style:style style:name="P49" style:family="paragraph" style:parent-style-name="Table_20_Contents" style:list-style-name="L7">
      <style:text-properties style:font-name="Arial" fo:font-size="9pt" style:font-size-asian="9pt" style:font-size-complex="9pt"/>
    </style:style>
    <style:style style:name="P50" style:family="paragraph" style:parent-style-name="Table_20_Contents" style:list-style-name="L8">
      <style:text-properties style:font-name="Arial" fo:font-size="9pt" style:font-size-asian="9pt" style:font-size-complex="9pt"/>
    </style:style>
    <style:style style:name="P51" style:family="paragraph" style:parent-style-name="Table_20_Contents" style:list-style-name="L9">
      <style:text-properties style:font-name="Arial" fo:font-size="9pt" style:font-size-asian="9pt" style:font-size-complex="9pt"/>
    </style:style>
    <style:style style:name="P52" style:family="paragraph" style:parent-style-name="Table_20_Contents" style:list-style-name="L16">
      <style:text-properties style:font-name="Arial" fo:font-size="9pt" style:font-size-asian="9pt" style:font-size-complex="9pt"/>
    </style:style>
    <style:style style:name="P53" style:family="paragraph" style:parent-style-name="Table_20_Contents" style:list-style-name="L19">
      <style:text-properties style:font-name="Arial" fo:font-size="9pt" style:font-size-asian="9pt" style:font-size-complex="9pt"/>
    </style:style>
    <style:style style:name="P54" style:family="paragraph" style:parent-style-name="Table_20_Contents" style:list-style-name="L27">
      <style:text-properties style:font-name="Arial" fo:font-size="9pt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00" style:font-name="Arial" fo:font-size="11pt" style:font-size-asian="11pt" style:font-size-complex="11pt"/>
    </style:style>
    <style:style style:name="T9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style:font-name-complex="Arial"/>
    </style:style>
    <style:style style:name="T11" style:family="text">
      <style:text-properties fo:color="#000000" style:font-name-complex="Arial" style:language-complex="pt" style:country-complex="BR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name-complex="Arial"/>
    </style:style>
    <style:style style:name="T14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name-complex="Arial" style:language-complex="pt" style:country-complex="BR"/>
    </style:style>
    <style:style style:name="T15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name-complex="Arial" style:language-complex="pt" style:country-complex="BR" style:font-style-complex="italic"/>
    </style:style>
    <style:style style:name="T16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name-complex="Arial" style:font-style-complex="italic"/>
    </style:style>
    <style:style style:name="T17" style:family="text">
      <style:text-properties fo:font-variant="normal" fo:text-transform="none" fo:color="#000000" style:text-line-through-style="none" style:font-name="Arial" fo:font-size="9pt" fo:letter-spacing="normal" fo:font-style="normal" style:text-underline-style="none" fo:font-weight="normal" style:text-blinking="false" fo:background-color="transparent" style:font-size-asian="9pt" style:font-size-complex="9pt"/>
    </style:style>
    <style:style style:name="T18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 style:font-style-complex="italic"/>
    </style:style>
    <style:style style:name="T20" style:family="text">
      <style:text-properties style:font-name="Arial"/>
    </style:style>
    <style:style style:name="T21" style:family="text">
      <style:text-properties fo:font-size="9pt"/>
    </style:style>
    <style:style style:name="T22" style:family="text">
      <style:text-properties style:font-size-asian="9pt"/>
    </style:style>
    <style:style style:name="T23" style:family="text">
      <style:text-properties style:font-size-complex="9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68cm" fo:text-indent="-0.635cm" fo:margin-left="1.26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3cm" fo:text-indent="-0.635cm" fo:margin-left="1.90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38cm" fo:text-indent="-0.635cm" fo:margin-left="2.53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3cm" fo:text-indent="-0.635cm" fo:margin-left="3.17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8cm" fo:text-indent="-0.635cm" fo:margin-left="3.8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3cm" fo:text-indent="-0.635cm" fo:margin-left="4.44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8cm" fo:text-indent="-0.635cm" fo:margin-left="5.0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3cm" fo:text-indent="-0.635cm" fo:margin-left="5.71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8cm" fo:text-indent="-0.635cm" fo:margin-left="6.34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3cm" fo:text-indent="-0.635cm" fo:margin-left="6.983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4"/></text:span></text:p>
      <text:p text:style-name="P14"><text:span text:style-name="Fonte_20_parág._20_padrão"><text:span text:style-name="T4">SGB_GQPROC_ProcessoDeGerenciaDeQualidade</text:span></text:span></text:p>
      <text:p text:style-name="P14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Tiago Borges Pereira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26/10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Contents_20_Heading"><text:soft-page-break/>Sumário</text:p>
            <text:p text:style-name="Contents_20_Heading"/>
          </text:index-title>
          <text:p text:style-name="P42"><text:a xlink:type="simple" xlink:href="#__RefHeading__3196_103755458">Introdução <text:tab/>4</text:a></text:p>
          <text:p text:style-name="P42"><text:a xlink:type="simple" xlink:href="#__RefHeading__3198_103755458">Atividades de Garantia de Qualidade<text:tab/>4</text:a></text:p>
          <text:p text:style-name="P43"><text:a xlink:type="simple" xlink:href="#__RefHeading__3200_103755458">Planejar a Garantia da Qualidade do Projeto<text:tab/>4</text:a></text:p>
          <text:p text:style-name="P43"><text:a xlink:type="simple" xlink:href="#__RefHeading__3202_103755458">Avaliar a Execução dos Processos do Projeto<text:tab/>6</text:a></text:p>
          <text:p text:style-name="P43"><text:a xlink:type="simple" xlink:href="#__RefHeading__2094_2115809917">Tratamento das Não-conformidades<text:tab/>7</text:a></text:p>
        </text:index-body>
      </text:table-of-content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0" text:outline-level="1"><text:bookmark-start text:name="_Toc338917870"/><text:bookmark-start text:name="h.30j0zll"/><text:bookmark text:name="__RefHeading__3196_103755458"/><text:soft-page-break/><text:span text:style-name="Fonte_20_parág._20_padrão"><text:span text:style-name="T3">Introdução</text:span></text:span><text:bookmark-end text:name="_Toc338917870"/><text:bookmark-end text:name="h.30j0zll"/><text:span text:style-name="Fonte_20_parág._20_padrão"><text:span text:style-name="T3"> </text:span></text:span><text:bookmark-end text:name="__RefHeading__3196_103755458"/></text:h>
      <text:h text:style-name="P40" text:outline-level="1" text:is-list-header="true"><text:span text:style-name="Fonte_20_parág._20_padrão"><text:span text:style-name="T3"/></text:span></text:h>
      <text:p text:style-name="P33"><text:span text:style-name="Fonte_20_parág._20_padrão"><text:span text:style-name="T6"><text:tab/>O Processo de Gerência de Qualidade (</text:span></text:span><text:bookmark-start text:name="h.pnsnylqihnl11"/><text:bookmark-start text:name="_Toc3389182371"/><text:span text:style-name="Fonte_20_parág._20_padrão"><text:span text:style-name="T8">P</text:span></text:span><text:bookmark-end text:name="h.pnsnylqihnl11"/><text:bookmark-end text:name="_Toc3389182371"/><text:span text:style-name="Fonte_20_parág._20_padrão"><text:span text:style-name="T8">RGQA</text:span></text:span><text:span text:style-name="Fonte_20_parág._20_padrão"><text:span text:style-name="T6">) tem por propósito assegurar que os produtos de trabalho e a execução dos processos estejam em conformidade com os planos e recursos predefinidos. Dessa forma, as atividades de Garantia da Qualidade permitem fornecer visibilidade do projeto para todos da organização por meio de uma visão independente em relação ao processo e ao produto. A Garantia da Qualidade é um apoio para o gerente, servindo como seus “olhos e ouvidos”. Também agrega valor à equipe de projeto, ajudando-a a preparar e rever procedimentos, planos e padrões, desde o início do projeto até o seu encerramento.</text:span></text:span></text:p>
      <text:p text:style-name="P33"><text:span text:style-name="Fonte_20_parág._20_padrão"><text:span text:style-name="T6"><text:tab/>O conceito de "Garantia" está associado ao risco potencial de não-qualidade. Em outras palavras, um produto (bem ou serviço) tem garantia de qualidade quando seu fornecedor estabelece um processo para o fornecimento deste produto de tal forma que a probabilidade de falhas no produto seja nula. Um Sistema de Garantia da Qualidade é um conjunto planejado de atividades, que se adiciona ao processo natural de fornecimento de um dado produto, com o objetivo de reduzir o risco de falhas.</text:span></text:span></text:p>
      <text:p text:style-name="P33"><text:span text:style-name="Fonte_20_parág._20_padrão"><text:span text:style-name="T6"><text:tab/>Considerando estas colocações este processo possui quatro objetivos principais, sendo eles:</text:span></text:span></text:p>
      <text:list xml:id="list29588597" text:style-name="L1">
        <text:list-item>
          <text:p text:style-name="P34"><text:span text:style-name="Fonte_20_parág._20_padrão"><text:span text:style-name="T6">Avaliar objetivamente os processos executados, produtos de trabalho e serviços em relação à descrição de processos aplicáveis, padrões e procedimentos;</text:span></text:span></text:p>
        </text:list-item>
        <text:list-item>
          <text:p text:style-name="P34"><text:span text:style-name="Fonte_20_parág._20_padrão"><text:span text:style-name="T6">Identificar e documentar itens de não-conformidades;</text:span></text:span></text:p>
        </text:list-item>
        <text:list-item>
          <text:p text:style-name="P34"><text:span text:style-name="Fonte_20_parág._20_padrão"><text:span text:style-name="T6">Prover feedback para a equipe do projeto e gerentes como resultado das atividades de Garantia da Qualidade; e</text:span></text:span></text:p>
        </text:list-item>
        <text:list-item>
          <text:p text:style-name="P34"><text:span text:style-name="Fonte_20_parág._20_padrão"><text:span text:style-name="T6">Assegurar que as não-conformidades sejam corrigidas.</text:span></text:span></text:p>
        </text:list-item>
      </text:list>
      <text:h text:style-name="P40" text:outline-level="1"><text:bookmark-start text:name="_Toc338917871"/><text:bookmark-start text:name="h.1fob9te"/><text:bookmark text:name="__RefHeading__3198_103755458"/><text:span text:style-name="Fonte_20_parág._20_padrão"><text:span text:style-name="T3">A</text:span></text:span><text:bookmark-end text:name="_Toc338917871"/><text:bookmark-end text:name="h.1fob9te"/><text:span text:style-name="Fonte_20_parág._20_padrão"><text:span text:style-name="T3">tividades de Garantia de Qualidade</text:span></text:span><text:bookmark-end text:name="__RefHeading__3198_103755458"/></text:h>
      <text:h text:style-name="P41" text:outline-level="2"><text:bookmark-start text:name="_Toc338917872"/><text:bookmark-end text:name="_Toc338917872"/><text:bookmark-start text:name="h.3znysh7"/><text:bookmark-end text:name="h.3znysh7"/><text:bookmark text:name="__RefHeading__3200_103755458"/><text:soft-page-break/><text:span text:style-name="Fonte_20_parág._20_padrão"><text:span text:style-name="T3">Planejar a Garantia da Qualidade do Projeto</text:span></text:span><text:bookmark-end text:name="__RefHeading__3200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Objetivos</text:p>
          </table:table-cell>
          <table:table-cell table:style-name="Tabela3.B1" office:value-type="string">
            <text:list xml:id="list30273495" text:style-name="L11">
              <text:list-item>
                <text:p text:style-name="P38"><text:span text:style-name="T17">Estabelecer o Plano para a realização das atividades de Garantia da Qualidade no projeto.</text:span></text:p>
              </text:list-item>
              <text:list-item>
                <text:p text:style-name="P38"><text:span text:style-name="T17">Identificar os produtos e processos que serão alvo das atividades de avaliação.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56">Procedimentos</text:p>
          </table:table-cell>
          <table:table-cell table:style-name="Tabela3.B2" office:value-type="string">
            <text:list xml:id="list30240456" text:style-name="L10">
              <text:list-item>
                <text:p text:style-name="P39"><text:span text:style-name="T17">Definir o Grupo de Garantia da Qualidade para atuar nos projetos.</text:span></text:p>
              </text:list-item>
              <text:list-item>
                <text:p text:style-name="P39"><text:span text:style-name="T17">Identificar os produtos de trabalho considerando a sua importância, o seu valor agregado para o projeto e os critérios definidos pela política organizacional.</text:span></text:p>
              </text:list-item>
              <text:list-item>
                <text:p text:style-name="P39"><text:span text:style-name="T17">Selecionar os processos que serão avaliados.</text:span></text:p>
              </text:list-item>
              <text:list-item>
                <text:p text:style-name="P39"><text:span text:style-name="T17">Identificar todos os interessados nos resultados das avaliações.</text:span></text:p>
              </text:list-item>
              <text:list-item>
                <text:p text:style-name="P39"><text:span text:style-name="T17">Definir o cronograma para execução de todas as atividades relacionadas ao processo de Garantia da Qualidade a fim de que seja integrado ao Cronograma do Projeto.</text:span></text:p>
              </text:list-item>
              <text:list-item>
                <text:p text:style-name="P39"><text:span text:style-name="T17">Estabelecer métodos objetivos de avaliação com relação à aderência dos produtos de trabalho aos padrões, procedimentos e requisitos aplicáveis ao projeto.</text:span></text:p>
              </text:list-item>
              <text:list-item>
                <text:p text:style-name="P39"><text:span text:style-name="T17">Identificar e planejar a forma de identificação única de cada produto de trabalho e/ou processo submetido a avaliação.</text:span></text:p>
              </text:list-item>
              <text:list-item>
                <text:p text:style-name="P39"><text:span text:style-name="T17">Definir o local de armazenamento, o acesso permitido para cada colaborador e o líder do Grupo de Garantia da Qualidade.</text:span></text:p>
              </text:list-item>
            </text:list>
          </table:table-cell>
        </table:table-row>
        <table:table-row>
          <table:table-cell table:style-name="Tabela3.A2" table:number-rows-spanned="4" office:value-type="string">
            <text:p text:style-name="P56">Entrada</text:p>
          </table:table-cell>
          <table:table-cell table:style-name="Tabela3.B3" office:value-type="string">
            <text:p text:style-name="P56">Critérios</text:p>
          </table:table-cell>
        </table:table-row>
        <table:table-row>
          <table:covered-table-cell/>
          <table:table-cell table:style-name="Tabela3.B2" office:value-type="string">
            <text:list xml:id="list30207359" text:style-name="L3">
              <text:list-item>
                <text:p text:style-name="P45">Cronograma do projeto já foi definido.</text:p>
              </text:list-item>
            </text:list>
          </table:table-cell>
        </table:table-row>
        <table:table-row>
          <table:covered-table-cell/>
          <table:table-cell table:style-name="Tabela3.B3" office:value-type="string">
            <text:p text:style-name="P56">Insumos</text:p>
          </table:table-cell>
        </table:table-row>
        <table:table-row>
          <table:covered-table-cell/>
          <table:table-cell table:style-name="Tabela3.B2" office:value-type="string">
            <text:list xml:id="list30205242" text:style-name="L4">
              <text:list-item>
                <text:p text:style-name="P46">Cronograma do projeto.</text:p>
              </text:list-item>
            </text:list>
          </table:table-cell>
        </table:table-row>
        <table:table-row>
          <table:table-cell table:style-name="Tabela3.A2" table:number-rows-spanned="4" office:value-type="string">
            <text:p text:style-name="P56">Saídas</text:p>
          </table:table-cell>
          <table:table-cell table:style-name="Tabela3.B3" office:value-type="string">
            <text:p text:style-name="P56">Critérios</text:p>
          </table:table-cell>
        </table:table-row>
        <table:table-row>
          <table:covered-table-cell/>
          <table:table-cell table:style-name="Tabela3.B2" office:value-type="string">
            <text:list xml:id="list30209462" text:style-name="L5">
              <text:list-item>
                <text:p text:style-name="P47">Grupo de Garantia da Qualidade definido;</text:p>
              </text:list-item>
              <text:list-item>
                <text:p text:style-name="P47">Produtos de trabalho a serem avaliados já identificados;</text:p>
              </text:list-item>
              <text:list-item>
                <text:p text:style-name="P47">As atividade da Garantia da Qualidade foram planejadas com a definição do cronograma, métodos de avaliação e os interessados nos resultados do processo.</text:p>
              </text:list-item>
            </text:list>
          </table:table-cell>
        </table:table-row>
        <table:table-row>
          <table:covered-table-cell/>
          <table:table-cell table:style-name="Tabela3.B3" office:value-type="string">
            <text:p text:style-name="P56">Produtos</text:p>
          </table:table-cell>
        </table:table-row>
        <table:table-row>
          <table:covered-table-cell/>
          <table:table-cell table:style-name="Tabela3.B2" office:value-type="string">
            <text:list xml:id="list30222499" text:style-name="L6">
              <text:list-item>
                <text:p text:style-name="P48">Cronograma da Garantia da Qualidade;</text:p>
              </text:list-item>
              <text:list-item>
                <text:p text:style-name="P48">Plano de Garantia da Qualidade</text:p>
              </text:list-item>
            </text:list>
          </table:table-cell>
        </table:table-row>
        <table:table-row>
          <table:table-cell table:style-name="Tabela3.A2" table:number-rows-spanned="6" office:value-type="string">
            <text:p text:style-name="P56">Participantes</text:p>
          </table:table-cell>
          <table:table-cell table:style-name="Tabela3.B3" office:value-type="string">
            <text:p text:style-name="P56">Responsável pela Execução</text:p>
          </table:table-cell>
        </table:table-row>
        <table:table-row>
          <table:covered-table-cell/>
          <table:table-cell table:style-name="Tabela3.B2" office:value-type="string">
            <text:list xml:id="list30231750" text:style-name="L7">
              <text:list-item>
                <text:p text:style-name="P49">Grupo de Garantia da Qualidade.</text:p>
              </text:list-item>
            </text:list>
          </table:table-cell>
        </table:table-row>
        <table:table-row>
          <table:covered-table-cell/>
          <table:table-cell table:style-name="Tabela3.B3" office:value-type="string">
            <text:p text:style-name="P56">Responsável pela Aprovação</text:p>
          </table:table-cell>
        </table:table-row>
        <table:table-row>
          <table:covered-table-cell/>
          <table:table-cell table:style-name="Tabela3.B2" office:value-type="string">
            <text:list xml:id="list30224870" text:style-name="L8">
              <text:list-item>
                <text:p text:style-name="P50">Gerente de projeto.</text:p>
              </text:list-item>
            </text:list>
          </table:table-cell>
        </table:table-row>
        <table:table-row>
          <table:covered-table-cell/>
          <table:table-cell table:style-name="Tabela3.B3" office:value-type="string">
            <text:p text:style-name="P56">Consultados</text:p>
          </table:table-cell>
        </table:table-row>
        <table:table-row>
          <table:covered-table-cell/>
          <table:table-cell table:style-name="Tabela3.B2" office:value-type="string">
            <text:list xml:id="list30222070" text:style-name="L9">
              <text:list-item>
                <text:p text:style-name="P51">Professores consultores.</text:p>
              </text:list-item>
            </text:list>
          </table:table-cell>
        </table:table-row>
      </table:table>
      <text:p text:style-name="P14"><text:span text:style-name="Fonte_20_parág._20_padrão"><text:span text:style-name="T6"/></text:span></text:p>
      <text:h text:style-name="P41" text:outline-level="2"><text:bookmark-start text:name="_Toc338917873"/><text:bookmark-end text:name="_Toc338917873"/><text:bookmark-start text:name="h.2et92p0"/><text:bookmark-end text:name="h.2et92p0"/><text:bookmark text:name="__RefHeading__3202_103755458"/><text:soft-page-break/><text:span text:style-name="Fonte_20_parág._20_padrão"><text:span text:style-name="T9">Avaliar a Execução dos Processos do Projeto</text:span></text:span><text:bookmark-end text:name="__RefHeading__3202_10375545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6">Objetivos</text:p>
          </table:table-cell>
          <table:table-cell table:style-name="Tabela4.B1" office:value-type="string">
            <text:list xml:id="list31317056" text:continue-list="list30273495" text:style-name="L11">
              <text:list-item>
                <text:p text:style-name="P32"><text:span text:style-name="T14">Avaliar os processos executados identificando </text:span><text:span text:style-name="T15">problemas de não-conformidades gerados quando há desvios entre o esperado e o realizado.</text:span></text:p>
              </text:list-item>
              <text:list-item>
                <text:p text:style-name="P32"><text:span text:style-name="T15">Identificar, registrar e comunicar problemas de não-conformidades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56">Procedimentos</text:p>
          </table:table-cell>
          <table:table-cell table:style-name="Tabela4.B2" office:value-type="string">
            <text:list xml:id="list30382631" text:style-name="L12">
              <text:list-item>
                <text:p text:style-name="P37"><text:span text:style-name="T13">Avaliar a conformidade dos processos selecionados com relação às definições do Plano do Projeto e com o cronograma de cada produto e/ou processo.</text:span></text:p>
              </text:list-item>
              <text:list-item>
                <text:p text:style-name="P37"><text:span text:style-name="T13">Identificar as não conformidades apresentando justificativa das eventuais causas que conduziram a este evento.</text:span></text:p>
              </text:list-item>
              <text:list-item>
                <text:p text:style-name="P37"><text:span text:style-name="T13">Organizar e nomear de forma única cada não conformidade encontrada.</text:span></text:p>
              </text:list-item>
              <text:list-item>
                <text:p text:style-name="P37"><text:span text:style-name="T13">Registrar as não conformidades de forma a estar </text:span><text:span text:style-name="T16">disponível para que outras pessoas possam consultá-lo.</text:span></text:p>
              </text:list-item>
              <text:list-item>
                <text:p text:style-name="P37"><text:span text:style-name="T16">Identificar e registrar a origem da não-conformidade de forma a possibilitar saber quando e em que circunstâncias ela ocorreu.</text:span></text:p>
              </text:list-item>
              <text:list-item>
                <text:p text:style-name="P37"><text:span text:style-name="T16">Comunicar as não-conformidades informando a todos os interessados sobre a sua existência, de forma que possa ser tomada alguma ação para a sua resolução.</text:span></text:p>
              </text:list-item>
              <text:list-item>
                <text:p text:style-name="P35"><text:span text:style-name="T16">Comunicar o resultado da avaliação para os interessados.</text:span></text:p>
              </text:list-item>
            </text:list>
          </table:table-cell>
        </table:table-row>
        <table:table-row>
          <table:table-cell table:style-name="Tabela4.A2" table:number-rows-spanned="4" office:value-type="string">
            <text:p text:style-name="P56">Entrada</text:p>
          </table:table-cell>
          <table:table-cell table:style-name="Tabela4.B3" office:value-type="string">
            <text:p text:style-name="P56">Critérios</text:p>
          </table:table-cell>
        </table:table-row>
        <table:table-row>
          <table:covered-table-cell/>
          <table:table-cell table:style-name="Tabela4.B2" office:value-type="string">
            <text:list xml:id="list30393518" text:style-name="L13">
              <text:list-item>
                <text:p text:style-name="P19"><text:span text:style-name="T10">Cronograma da Garantia da Qualidade</text:span></text:p>
              </text:list-item>
            </text:list>
          </table:table-cell>
        </table:table-row>
        <table:table-row>
          <table:covered-table-cell/>
          <table:table-cell table:style-name="Tabela4.B3" office:value-type="string">
            <text:p text:style-name="P56">Insumos</text:p>
          </table:table-cell>
        </table:table-row>
        <table:table-row>
          <table:covered-table-cell/>
          <table:table-cell table:style-name="Tabela4.B2" office:value-type="string">
            <text:list xml:id="list30366418" text:style-name="L14">
              <text:list-item>
                <text:p text:style-name="P22"><text:span text:style-name="T10">Processos do projeto selecionados para serem avaliados.</text:span></text:p>
              </text:list-item>
              <text:list-item>
                <text:p text:style-name="P25"><text:span text:style-name="T10">Critérios para avaliação objetiva de produtos e processos.</text:span></text:p>
              </text:list-item>
            </text:list>
          </table:table-cell>
        </table:table-row>
        <table:table-row>
          <table:table-cell table:style-name="Tabela4.A2" table:number-rows-spanned="4" office:value-type="string">
            <text:p text:style-name="P56">Saídas</text:p>
          </table:table-cell>
          <table:table-cell table:style-name="Tabela4.B3" office:value-type="string">
            <text:p text:style-name="P56">Critérios</text:p>
          </table:table-cell>
        </table:table-row>
        <table:table-row>
          <table:covered-table-cell/>
          <table:table-cell table:style-name="Tabela4.B2" office:value-type="string">
            <text:list xml:id="list30381361" text:style-name="L15">
              <text:list-item>
                <text:p text:style-name="P29">Avaliação realizada.</text:p>
              </text:list-item>
              <text:list-item>
                <text:p text:style-name="P29">Não-conformidades identificadas, registradas e comunicada aos interessados.</text:p>
              </text:list-item>
            </text:list>
          </table:table-cell>
        </table:table-row>
        <table:table-row>
          <table:covered-table-cell/>
          <table:table-cell table:style-name="Tabela4.B3" office:value-type="string">
            <text:p text:style-name="P56">Produtos</text:p>
          </table:table-cell>
        </table:table-row>
        <table:table-row>
          <table:covered-table-cell/>
          <table:table-cell table:style-name="Tabela4.B2" office:value-type="string">
            <text:list xml:id="list30373345" text:style-name="L16">
              <text:list-item>
                <text:p text:style-name="P52">Relatório de avaliação.</text:p>
              </text:list-item>
            </text:list>
          </table:table-cell>
        </table:table-row>
        <table:table-row>
          <table:table-cell table:style-name="Tabela4.A2" table:number-rows-spanned="6" office:value-type="string">
            <text:p text:style-name="P56">Participantes</text:p>
          </table:table-cell>
          <table:table-cell table:style-name="Tabela4.B3" office:value-type="string">
            <text:p text:style-name="P56">Responsável pela Execução</text:p>
          </table:table-cell>
        </table:table-row>
        <table:table-row>
          <table:covered-table-cell/>
          <table:table-cell table:style-name="Tabela4.B2" office:value-type="string">
            <text:list xml:id="list30364124" text:style-name="L17">
              <text:list-item>
                <text:p text:style-name="P23"><text:span text:style-name="T10">Grupo de Garantia da Qualidade.</text:span></text:p>
              </text:list-item>
            </text:list>
          </table:table-cell>
        </table:table-row>
        <table:table-row>
          <table:covered-table-cell/>
          <table:table-cell table:style-name="Tabela4.B3" office:value-type="string">
            <text:p text:style-name="P56">Responsável pela Aprovação</text:p>
          </table:table-cell>
        </table:table-row>
        <table:table-row>
          <table:covered-table-cell/>
          <table:table-cell table:style-name="Tabela4.B2" office:value-type="string">
            <text:list xml:id="list30374780" text:style-name="L18">
              <text:list-item>
                <text:p text:style-name="P26">Não há.</text:p>
              </text:list-item>
            </text:list>
          </table:table-cell>
        </table:table-row>
        <table:table-row>
          <table:covered-table-cell/>
          <table:table-cell table:style-name="Tabela4.B3" office:value-type="string">
            <text:p text:style-name="P56">Consultados</text:p>
          </table:table-cell>
        </table:table-row>
        <table:table-row>
          <table:covered-table-cell/>
          <table:table-cell table:style-name="Tabela4.B2" office:value-type="string">
            <text:list xml:id="list30367445" text:style-name="L19">
              <text:list-item>
                <text:p text:style-name="P53">Equipe de Gestão</text:p>
              </text:list-item>
              <text:list-item>
                <text:p text:style-name="P53">Equipe de Apoio</text:p>
              </text:list-item>
              <text:list-item>
                <text:p text:style-name="P53">Equipe Técnica</text:p>
              </text:list-item>
            </text:list>
          </table:table-cell>
        </table:table-row>
      </table:table>
      <text:p text:style-name="Standard"/>
      <text:h text:style-name="P41" text:outline-level="2"><text:bookmark text:name="__RefHeading__2094_2115809917"/><text:bookmark-start text:name="_Toc3389178731"/><text:bookmark-start text:name="h.2et92p01"/><text:soft-page-break/><text:span text:style-name="Fonte_20_parág._20_padrão"><text:span text:style-name="T9">T</text:span></text:span><text:bookmark-end text:name="_Toc3389178731"/><text:bookmark-end text:name="h.2et92p01"/><text:span text:style-name="Fonte_20_parág._20_padrão"><text:span text:style-name="T9">ratamento das Não-conformidades</text:span></text:span><text:bookmark-end text:name="__RefHeading__2094_2115809917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6">Objetivos</text:p>
          </table:table-cell>
          <table:table-cell table:style-name="Tabela5.B1" office:value-type="string">
            <text:list xml:id="list31319085" text:continue-list="list31317056" text:style-name="L11">
              <text:list-item>
                <text:p text:style-name="P32"><text:span text:style-name="T15">Estabelecer e acompanhar ações corretivas para as não-conformidades identificadas.</text:span></text:p>
              </text:list-item>
              <text:list-item>
                <text:p text:style-name="P31"><text:span text:style-name="T18">Assegurar que as não-conformidades sejam corrigidas.</text:span></text:p>
              </text:list-item>
              <text:list-item>
                <text:p text:style-name="P31"><text:span text:style-name="T18">Prover feedback para a equipe do projeto e gerentes como resultado das atividades de Garantia da Qualidade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56">Procedimentos</text:p>
          </table:table-cell>
          <table:table-cell table:style-name="Tabela5.B2" office:value-type="string">
            <text:list xml:id="list30671306" text:style-name="L20">
              <text:list-item>
                <text:p text:style-name="P36"><text:span text:style-name="T19">Definir ações corretivas para cada não conformidade encontrada.</text:span></text:p>
              </text:list-item>
              <text:list-item>
                <text:p text:style-name="P36"><text:span text:style-name="T19">Justificar o tipo de tratamento para cada não conformidade.</text:span></text:p>
              </text:list-item>
              <text:list-item>
                <text:p text:style-name="P36"><text:span text:style-name="T19">Definir responsáveis para as ações corretivas.</text:span></text:p>
              </text:list-item>
              <text:list-item>
                <text:p text:style-name="P36"><text:span text:style-name="T19">Estipular prazo de correção considerando o cronograma do Plano de Garantia da Qualidade.</text:span></text:p>
              </text:list-item>
              <text:list-item>
                <text:p text:style-name="P36"><text:span text:style-name="T19">Acompanhar o tratamento das não conformidades.</text:span></text:p>
              </text:list-item>
              <text:list-item>
                <text:p text:style-name="P36"><text:span text:style-name="T19">Registrar a conclusão das não-conformidades resolvidas, se a solução for satisfatória.</text:span></text:p>
              </text:list-item>
              <text:list-item>
                <text:p text:style-name="P36"><text:span text:style-name="T19">Registrar a rejeição da solução proposta, se ela não resolver a não-conformidade.</text:span></text:p>
              </text:list-item>
              <text:list-item>
                <text:p text:style-name="P36"><text:span text:style-name="T19">Avaliar o estado das ações corretivas de todas as não-conformidades não-concluídas.</text:span></text:p>
              </text:list-item>
              <text:list-item>
                <text:p text:style-name="P36"><text:span text:style-name="T19">Comunicar a todos os interessados sobre o tratamento das não conformidades.</text:span></text:p>
              </text:list-item>
            </text:list>
          </table:table-cell>
        </table:table-row>
        <table:table-row>
          <table:table-cell table:style-name="Tabela5.A2" table:number-rows-spanned="4" office:value-type="string">
            <text:p text:style-name="P56">Entrada</text:p>
          </table:table-cell>
          <table:table-cell table:style-name="Tabela5.B3" office:value-type="string">
            <text:p text:style-name="P56">Critérios</text:p>
          </table:table-cell>
        </table:table-row>
        <table:table-row>
          <table:covered-table-cell/>
          <table:table-cell table:style-name="Tabela5.B2" office:value-type="string">
            <text:list xml:id="list30668037" text:style-name="L21">
              <text:list-item>
                <text:p text:style-name="P20"><text:span text:style-name="T10">Não conformidades identificadas.</text:span></text:p>
              </text:list-item>
            </text:list>
          </table:table-cell>
        </table:table-row>
        <table:table-row>
          <table:covered-table-cell/>
          <table:table-cell table:style-name="Tabela5.B3" office:value-type="string">
            <text:p text:style-name="P56">Insumos</text:p>
          </table:table-cell>
        </table:table-row>
        <table:table-row>
          <table:covered-table-cell/>
          <table:table-cell table:style-name="Tabela5.B2" office:value-type="string">
            <text:list xml:id="list30658147" text:style-name="L22">
              <text:list-item>
                <text:p text:style-name="P27">Registro das não conformidades.</text:p>
              </text:list-item>
            </text:list>
          </table:table-cell>
        </table:table-row>
        <table:table-row>
          <table:table-cell table:style-name="Tabela5.A2" table:number-rows-spanned="4" office:value-type="string">
            <text:p text:style-name="P56">Saídas</text:p>
          </table:table-cell>
          <table:table-cell table:style-name="Tabela5.B3" office:value-type="string">
            <text:p text:style-name="P56">Critérios</text:p>
          </table:table-cell>
        </table:table-row>
        <table:table-row>
          <table:covered-table-cell/>
          <table:table-cell table:style-name="Tabela5.B2" office:value-type="string">
            <text:list xml:id="list30662285" text:style-name="L23">
              <text:list-item>
                <text:p text:style-name="P30">Não conformidade corrigida.</text:p>
              </text:list-item>
              <text:list-item>
                <text:p text:style-name="P30">Conclusão no tratamento das não conformidades</text:p>
              </text:list-item>
            </text:list>
          </table:table-cell>
        </table:table-row>
        <table:table-row>
          <table:covered-table-cell/>
          <table:table-cell table:style-name="Tabela5.B3" office:value-type="string">
            <text:p text:style-name="P56">Produtos</text:p>
          </table:table-cell>
        </table:table-row>
        <table:table-row>
          <table:covered-table-cell/>
          <table:table-cell table:style-name="Tabela5.B2" office:value-type="string">
            <text:list xml:id="list30669042" text:style-name="L24">
              <text:list-item>
                <text:p text:style-name="P21"><text:span text:style-name="T11">Formulário de Ações Corretivas (Template).</text:span></text:p>
              </text:list-item>
            </text:list>
          </table:table-cell>
        </table:table-row>
        <table:table-row>
          <table:table-cell table:style-name="Tabela5.A2" table:number-rows-spanned="6" office:value-type="string">
            <text:p text:style-name="P56">Participantes</text:p>
          </table:table-cell>
          <table:table-cell table:style-name="Tabela5.B3" office:value-type="string">
            <text:p text:style-name="P56">Responsável pela Execução</text:p>
          </table:table-cell>
        </table:table-row>
        <table:table-row>
          <table:covered-table-cell/>
          <table:table-cell table:style-name="Tabela5.B2" office:value-type="string">
            <text:list xml:id="list30681608" text:style-name="L25">
              <text:list-item>
                <text:p text:style-name="P24"><text:span text:style-name="T10">Grupo de Garantia da Qualidade.</text:span></text:p>
              </text:list-item>
            </text:list>
          </table:table-cell>
        </table:table-row>
        <table:table-row>
          <table:covered-table-cell/>
          <table:table-cell table:style-name="Tabela5.B3" office:value-type="string">
            <text:p text:style-name="P56">Responsável pela Aprovação</text:p>
          </table:table-cell>
        </table:table-row>
        <table:table-row>
          <table:covered-table-cell/>
          <table:table-cell table:style-name="Tabela5.B2" office:value-type="string">
            <text:list xml:id="list30683943" text:style-name="L26">
              <text:list-item>
                <text:p text:style-name="P28">Grupo de Garantia da Qualidade. </text:p>
              </text:list-item>
              <text:list-item>
                <text:p text:style-name="P28">Gerente do Projeto.</text:p>
              </text:list-item>
            </text:list>
          </table:table-cell>
        </table:table-row>
        <table:table-row>
          <table:covered-table-cell/>
          <table:table-cell table:style-name="Tabela5.B3" office:value-type="string">
            <text:p text:style-name="P56">Consultados</text:p>
          </table:table-cell>
        </table:table-row>
        <table:table-row>
          <table:covered-table-cell/>
          <table:table-cell table:style-name="Tabela5.B2" office:value-type="string">
            <text:list xml:id="list30681884" text:style-name="L27">
              <text:list-item>
                <text:p text:style-name="P54">Equipe de Gestão</text:p>
              </text:list-item>
              <text:list-item>
                <text:p text:style-name="P54">Equipe de Apoio</text:p>
              </text:list-item>
              <text:list-item>
                <text:p text:style-name="P54">Equipe Técnica</text:p>
              </text:list-item>
            </text:list>
          </table:table-cell>
        </table:table-row>
      </table:table>
      <text:p text:style-name="P14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7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</text:span></text:span><text:bookmark-start text:name="h.pnsnylqihnl1"/><text:bookmark-start text:name="_Toc338918237"/><text:span text:style-name="Fonte_20_parág._20_padrão"><text:span text:style-name="MT2">P</text:span></text:span><text:bookmark-end text:name="h.pnsnylqihnl1"/><text:bookmark-end text:name="_Toc338918237"/><text:span text:style-name="Fonte_20_parág._20_padrão"><text:span text:style-name="MT2">RGQA</text:span></text:span><text:span text:style-name="Fonte_20_parág._20_padrão"><text:span text:style-name="MT1">_ProcessoDeGerenciaDeQualidade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6</meta:generator>
    <dc:title/>
    <meta:initial-creator/>
    <meta:creation-date>2012-10-25T10:41:00Z</meta:creation-date>
    <dc:date>2012-10-26T11:19:08.81</dc:date>
    <meta:editing-cycles>5</meta:editing-cycles>
    <meta:editing-duration>PT2H2M38S</meta:editing-duration>
    <meta:document-statistic meta:table-count="5" meta:image-count="3" meta:object-count="0" meta:page-count="7" meta:paragraph-count="135" meta:word-count="1038" meta:character-count="6866"/>
    <meta:template xlink:type="simple" xlink:actuate="onRequest" xlink:title="" xlink:href="../../Gerencia_de_Configuracao/Template/SGB_TEMPL_TemplateDocumentos.odt/Normal.dotm"/>
  </office:meta>
</office:document-meta>
</file>